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903cm" fo:margin-left="0.09cm" table:align="left" style:may-break-between-rows="true" style:writing-mode="lr-tb" table:border-model="collapsing"/>
    </style:style>
    <style:style style:name="Tabella1.A" style:family="table-column">
      <style:table-column-properties style:column-width="3.805cm"/>
    </style:style>
    <style:style style:name="Tabella1.B" style:family="table-column">
      <style:table-column-properties style:column-width="13.099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009353" fo:padding="0cm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ella1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ella1.B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ella1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la1.B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ella1.A5" style:family="table-cell">
      <style:table-cell-properties fo:background-color="#dddddd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ella1.B5" style:family="table-cell">
      <style:table-cell-properties fo:background-color="#dddddd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ella2" style:family="table">
      <style:table-properties style:width="17cm" table:align="margins" style:may-break-between-rows="true" style:writing-mode="lr-tb" table:border-model="collapsing"/>
    </style:style>
    <style:style style:name="Tabella2.A" style:family="table-column">
      <style:table-column-properties style:column-width="4.997cm" style:rel-column-width="19263*"/>
    </style:style>
    <style:style style:name="Tabella2.B" style:family="table-column">
      <style:table-column-properties style:column-width="12.003cm" style:rel-column-width="46272*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009353" fo:padding="0cm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ella2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ella2.B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ella2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la2.B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ella2.A5" style:family="table-cell">
      <style:table-cell-properties fo:background-color="#dddddd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ella2.B5" style:family="table-cell">
      <style:table-cell-properties fo:background-color="#dddddd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ella3" style:family="table">
      <style:table-properties style:width="17cm" table:align="margins" style:may-break-between-rows="true" style:writing-mode="lr-tb" table:border-model="collapsing"/>
    </style:style>
    <style:style style:name="Tabella3.A" style:family="table-column">
      <style:table-column-properties style:column-width="3.708cm" style:rel-column-width="14292*"/>
    </style:style>
    <style:style style:name="Tabella3.B" style:family="table-column">
      <style:table-column-properties style:column-width="13.293cm" style:rel-column-width="51243*"/>
    </style:style>
    <style:style style:name="Tabella3.A1" style:family="table-cell">
      <style:table-cell-properties fo:background-color="#009353" fo:padding="0cm" fo:border-left="0.75pt solid #009353" fo:border-right="0.75pt solid #009353" fo:border-top="0.75pt solid #009353" fo:border-bottom="none" style:writing-mode="page">
        <style:background-image/>
      </style:table-cell-properties>
    </style:style>
    <style:style style:name="Tabella3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ella3.B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ella3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ella3.B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ella3.6" style:family="table-row">
      <style:table-row-properties fo:keep-together="auto"/>
    </style:style>
    <style:style style:name="Tabella3.A6" style:family="table-cell">
      <style:table-cell-properties fo:background-color="#ffffff" fo:padding="0cm" fo:border-left="0.75pt solid #009353" fo:border-right="none" fo:border-top="none" fo:border-bottom="none" style:writing-mode="page">
        <style:background-image/>
      </style:table-cell-properties>
    </style:style>
    <style:style style:name="Tabella3.B6" style:family="table-cell">
      <style:table-cell-properties fo:background-color="#ffffff" fo:padding="0cm" fo:border-left="none" fo:border-right="0.75pt solid #009353" fo:border-top="none" fo:border-bottom="none" style:writing-mode="page">
        <style:background-image/>
      </style:table-cell-properties>
    </style:style>
    <style:style style:name="Tabella3.A8" style:family="table-cell">
      <style:table-cell-properties fo:background-color="#ffffff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ella3.B8" style:family="table-cell">
      <style:table-cell-properties fo:background-color="#ffffff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text-properties fo:color="#00a933" loext:opacity="100%"/>
    </style:style>
    <style:style style:name="P2" style:family="paragraph" style:parent-style-name="Standard">
      <style:text-properties officeooo:rsid="001cb542" officeooo:paragraph-rsid="001cb542"/>
    </style:style>
    <style:style style:name="P3" style:family="paragraph" style:parent-style-name="Standard">
      <style:text-properties officeooo:rsid="001cb542" officeooo:paragraph-rsid="00290efc"/>
    </style:style>
    <style:style style:name="P4" style:family="paragraph" style:parent-style-name="Standard">
      <style:text-properties officeooo:rsid="001d5d10" officeooo:paragraph-rsid="001d5d10"/>
    </style:style>
    <style:style style:name="P5" style:family="paragraph" style:parent-style-name="Standard">
      <style:paragraph-properties fo:line-height="100%"/>
      <style:text-properties officeooo:paragraph-rsid="00187947"/>
    </style:style>
    <style:style style:name="P6" style:family="paragraph" style:parent-style-name="Standard">
      <style:text-properties officeooo:paragraph-rsid="001b8674"/>
    </style:style>
    <style:style style:name="P7" style:family="paragraph" style:parent-style-name="Standard">
      <loext:graphic-properties draw:fill="none"/>
      <style:paragraph-properties fo:margin-left="0.199cm" fo:margin-right="0cm" fo:margin-top="0cm" fo:margin-bottom="0cm" style:contextual-spacing="false" fo:text-align="start" style:justify-single-word="false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Calibri2" fo:font-size="12pt" fo:font-style="normal" fo:text-shadow="none" style:text-underline-style="none" fo:font-weight="normal" officeooo:paragraph-rsid="001b86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loext:graphic-properties draw:fill="none"/>
      <style:paragraph-properties fo:margin-left="0.199cm" fo:margin-right="0cm" fo:margin-top="0cm" fo:margin-bottom="0cm" style:contextual-spacing="false" fo:text-align="start" style:justify-single-word="false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Calibri2" fo:font-size="12pt" fo:font-style="normal" fo:text-shadow="none" style:text-underline-style="none" fo:font-weight="normal" officeooo:paragraph-rsid="001b86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Calibri2" fo:font-size="12pt" fo:font-style="normal" fo:text-shadow="none" style:text-underline-style="none" fo:font-weight="bold" officeooo:rsid="0019d5ca" officeooo:paragraph-rsid="001c7ff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Calibri2" fo:font-size="12pt" fo:font-style="normal" fo:text-shadow="none" style:text-underline-style="none" fo:font-weight="bold" officeooo:rsid="0019d5ca" officeooo:paragraph-rsid="001bd3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000000" loext:opacity="100%" style:text-outline="false" style:text-line-through-style="none" style:text-line-through-type="none" style:font-name="Calibri2" fo:font-size="12pt" fo:font-style="normal" fo:text-shadow="none" style:text-underline-style="none" fo:font-weight="bold" officeooo:rsid="001bd31d" officeooo:paragraph-rsid="001bd3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000000" loext:opacity="100%" style:text-outline="false" style:text-line-through-style="none" style:text-line-through-type="none" style:font-name="Calibri2" fo:font-size="12pt" fo:font-style="normal" fo:text-shadow="none" style:text-underline-style="none" fo:font-weight="bold" officeooo:rsid="001c7ffb" officeooo:paragraph-rsid="001c7ff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2" fo:font-size="12pt" fo:font-style="normal" fo:text-shadow="none" style:text-underline-style="none" fo:font-weight="bold" officeooo:rsid="001dbe82" officeooo:paragraph-rsid="001dbe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loext:graphic-properties draw:fill="none"/>
      <style:paragraph-properties fo:margin-left="0.199cm" fo:margin-right="0cm" fo:margin-top="0cm" fo:margin-bottom="0cm" style:contextual-spacing="false" fo:text-align="start" style:justify-single-word="false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Calibri2" fo:font-size="12pt" fo:font-style="normal" fo:text-shadow="none" style:text-underline-style="none" fo:font-weight="bold" officeooo:rsid="00187947" officeooo:paragraph-rsid="001bd3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loext:graphic-properties draw:fill="none"/>
      <style:paragraph-properties fo:margin-left="0.199cm" fo:margin-right="0cm" fo:margin-top="0cm" fo:margin-bottom="0cm" style:contextual-spacing="false" fo:text-align="start" style:justify-single-word="false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Calibri2" fo:font-size="12pt" fo:font-style="normal" fo:text-shadow="none" style:text-underline-style="none" fo:font-weight="bold" officeooo:rsid="0019d5ca" officeooo:paragraph-rsid="001b8674" style:font-size-asian="10.5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loext:graphic-properties draw:fill="none"/>
      <style:paragraph-properties fo:margin-left="0.101cm" fo:margin-right="0.199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000000" loext:opacity="100%" style:text-outline="false" style:text-line-through-style="none" style:text-line-through-type="none" style:font-name="Calibri2" fo:font-size="11pt" fo:font-style="normal" fo:text-shadow="none" style:text-underline-style="none" fo:font-weight="normal" officeooo:paragraph-rsid="001bd31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loext:graphic-properties draw:fill="none"/>
      <style:paragraph-properties fo:margin-left="0.101cm" fo:margin-right="0.101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000000" loext:opacity="100%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loext:graphic-properties draw:fill="none"/>
      <style:paragraph-properties fo:margin-left="0.101cm" fo:margin-right="0.199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000000" loext:opacity="100%" style:text-outline="false" style:text-line-through-style="none" style:text-line-through-type="none" style:font-name="Calibri2" fo:font-size="11pt" fo:font-style="normal" fo:text-shadow="none" style:text-underline-style="none" fo:font-weight="normal" officeooo:rsid="00187947" officeooo:paragraph-rsid="001bd31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Standard">
      <loext:graphic-properties draw:fill="none"/>
      <style:paragraph-properties fo:margin-left="0.101cm" fo:margin-right="0.199cm" fo:margin-top="0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Calibri2" fo:font-size="11pt" fo:font-style="normal" fo:text-shadow="none" style:text-underline-style="none" fo:font-weight="normal" officeooo:rsid="00187947" officeooo:paragraph-rsid="001b867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left="0.101cm" fo:margin-right="0.199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000000" loext:opacity="100%" style:text-outline="false" style:text-line-through-style="none" style:text-line-through-type="none" style:font-name="Calibri2" fo:font-size="11pt" fo:font-style="normal" fo:text-shadow="none" style:text-underline-style="none" fo:font-weight="normal" officeooo:rsid="0019d5ca" officeooo:paragraph-rsid="001bd31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Standard">
      <loext:graphic-properties draw:fill="none"/>
      <style:paragraph-properties fo:margin-left="0.101cm" fo:margin-right="0.101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Calibri2" fo:font-size="11pt" fo:font-style="normal" fo:text-shadow="none" style:text-underline-style="none" fo:font-weight="normal" officeooo:rsid="0019d5ca" officeooo:paragraph-rsid="001bd31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loext:graphic-properties draw:fill="none"/>
      <style:paragraph-properties fo:margin-left="0.101cm" fo:margin-right="0.101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000000" loext:opacity="100%" style:text-outline="false" style:text-line-through-style="none" style:text-line-through-type="none" style:font-name="Calibri2" fo:font-size="11pt" fo:font-style="normal" fo:text-shadow="none" style:text-underline-style="none" fo:font-weight="normal" officeooo:rsid="001e2cbf" officeooo:paragraph-rsid="001e2cb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fo:color="#000000" loext:opacity="100%" officeooo:rsid="001cb542" officeooo:paragraph-rsid="001cb542"/>
    </style:style>
    <style:style style:name="P24" style:family="paragraph" style:parent-style-name="Standard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Calibri2" fo:font-size="12pt" fo:font-style="normal" fo:text-shadow="none" style:text-underline-style="none" fo:font-weight="bold" officeooo:rsid="0019d5ca" officeooo:paragraph-rsid="001bd3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ffffff" loext:opacity="100%" style:text-outline="false" style:text-line-through-style="none" style:text-line-through-type="none" style:font-name="Calibri2" fo:font-size="12pt" fo:font-style="normal" fo:text-shadow="none" style:text-underline-style="none" fo:font-weight="bold" officeooo:rsid="001b8674" officeooo:paragraph-rsid="001b86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bd31d" officeooo:paragraph-rsid="001bd31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Standard">
      <style:text-properties officeooo:paragraph-rsid="001cb542"/>
    </style:style>
    <style:style style:name="P28" style:family="paragraph" style:parent-style-name="Standard">
      <style:text-properties officeooo:paragraph-rsid="001d5d10"/>
    </style:style>
    <style:style style:name="P29" style:family="paragraph" style:parent-style-name="Standard">
      <loext:graphic-properties draw:fill="none"/>
      <style:paragraph-properties fo:margin-left="0.101cm" fo:margin-right="0.101cm" fo:margin-top="0cm" fo:margin-bottom="0cm" style:contextual-spacing="false" fo:text-align="start" style:justify-single-word="false" fo:text-indent="0cm" style:auto-text-indent="false" fo:background-color="transparent" style:writing-mode="lr-tb"/>
      <style:text-properties style:font-name="Calibri2" fo:font-size="11pt" officeooo:rsid="001dbe82" officeooo:paragraph-rsid="001dbe82" style:font-size-asian="11pt" style:font-size-complex="11pt"/>
    </style:style>
    <style:style style:name="P30" style:family="paragraph" style:parent-style-name="Table_20_Contents">
      <loext:graphic-properties draw:fill="none"/>
      <style:paragraph-properties fo:margin-left="0.101cm" fo:margin-right="0.101cm" fo:margin-top="0cm" fo:margin-bottom="0cm" style:contextual-spacing="false" fo:text-align="start" style:justify-single-word="false" fo:text-indent="0cm" style:auto-text-indent="false" fo:background-color="transparent" style:writing-mode="lr-tb"/>
      <style:text-properties style:font-name="Calibri2" fo:font-size="11pt" style:font-size-asian="11pt" style:font-size-complex="11pt"/>
    </style:style>
    <style:style style:name="P31" style:family="paragraph" style:parent-style-name="Table_20_Contents">
      <style:text-properties style:font-name="Calibri2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1pt" officeooo:rsid="00187947" officeooo:paragraph-rsid="001b8674" style:font-size-asian="11pt" style:font-size-complex="11pt"/>
    </style:style>
    <style:style style:name="P33" style:family="paragraph" style:parent-style-name="Standard">
      <style:paragraph-properties fo:line-height="100%"/>
      <style:text-properties fo:font-size="11pt" officeooo:rsid="0019d5ca" officeooo:paragraph-rsid="00187947" style:font-size-asian="11pt" style:font-size-complex="11pt"/>
    </style:style>
    <style:style style:name="P34" style:family="paragraph" style:parent-style-name="Standard">
      <style:text-properties officeooo:paragraph-rsid="001dc845"/>
    </style:style>
    <style:style style:name="P35" style:family="paragraph" style:parent-style-name="Standard">
      <style:text-properties fo:font-size="12pt" fo:font-style="normal" officeooo:rsid="001b8674" officeooo:paragraph-rsid="001b8674" style:font-size-asian="12pt" style:font-style-asian="normal" style:font-size-complex="12pt" style:font-style-complex="normal"/>
    </style:style>
    <style:style style:name="P36" style:family="paragraph" style:parent-style-name="Standard">
      <style:text-properties fo:font-size="12pt" fo:font-style="normal" officeooo:paragraph-rsid="001f971b" style:font-size-asian="12pt" style:font-style-asian="normal" style:font-size-complex="12pt" style:font-style-complex="normal"/>
    </style:style>
    <style:style style:name="P37" style:family="paragraph" style:parent-style-name="Standard">
      <style:text-properties officeooo:paragraph-rsid="00290efc"/>
    </style:style>
    <style:style style:name="P38" style:family="paragraph" style:parent-style-name="Heading_20_1">
      <style:text-properties fo:color="#00a933" loext:opacity="100%"/>
    </style:style>
    <style:style style:name="P39" style:family="paragraph" style:parent-style-name="Heading_20_2">
      <style:text-properties fo:color="#00a933" loext:opacity="100%"/>
    </style:style>
    <style:style style:name="P40" style:family="paragraph" style:parent-style-name="Heading_20_2">
      <style:text-properties fo:color="#00a933" loext:opacity="100%" officeooo:paragraph-rsid="001b8674"/>
    </style:style>
    <style:style style:name="P41" style:family="paragraph" style:parent-style-name="Heading_20_2">
      <style:text-properties fo:color="#00a933" loext:opacity="100%" officeooo:rsid="001cb542" officeooo:paragraph-rsid="001cb542"/>
    </style:style>
    <style:style style:name="P42" style:family="paragraph" style:parent-style-name="Heading_20_2">
      <style:text-properties fo:color="#00a933" loext:opacity="100%" officeooo:rsid="002be2ce" officeooo:paragraph-rsid="002be2ce"/>
    </style:style>
    <style:style style:name="P43" style:family="paragraph" style:parent-style-name="Heading_20_3">
      <style:text-properties fo:color="#00a933" loext:opacity="100%" officeooo:rsid="001cb542" officeooo:paragraph-rsid="001cb542"/>
    </style:style>
    <style:style style:name="P44" style:family="paragraph" style:parent-style-name="Heading_20_3">
      <style:text-properties fo:color="#00a933" loext:opacity="100%"/>
    </style:style>
    <style:style style:name="P45" style:family="paragraph" style:parent-style-name="Heading_20_3">
      <style:text-properties fo:color="#00a933" loext:opacity="100%" officeooo:rsid="001d5d10" officeooo:paragraph-rsid="001d5d10"/>
    </style:style>
    <style:style style:name="P46" style:family="paragraph" style:parent-style-name="Heading_20_3">
      <style:text-properties fo:color="#00a933" loext:opacity="100%" officeooo:rsid="001d5d10" officeooo:paragraph-rsid="00291f8f"/>
    </style:style>
    <style:style style:name="P47" style:family="paragraph" style:parent-style-name="Heading_20_3">
      <style:text-properties fo:color="#00a933" loext:opacity="100%" officeooo:paragraph-rsid="00291f8f"/>
    </style:style>
    <style:style style:name="P48" style:family="paragraph" style:parent-style-name="Standard">
      <style:paragraph-properties fo:text-align="center" style:justify-single-word="false"/>
      <style:text-properties fo:font-size="16pt" fo:font-weight="bold" officeooo:rsid="0016a8a3" officeooo:paragraph-rsid="0016a8a3" style:font-size-asian="16pt" style:font-weight-asian="bold" style:font-size-complex="16pt" style:font-weight-complex="bold"/>
    </style:style>
    <style:style style:name="P49" style:family="paragraph" style:parent-style-name="Standard">
      <style:text-properties style:font-name="Calibri Light" officeooo:rsid="00290efc" officeooo:paragraph-rsid="00290efc"/>
    </style:style>
    <style:style style:name="P50" style:family="paragraph" style:parent-style-name="Standard">
      <style:text-properties fo:color="#00a933" loext:opacity="100%"/>
    </style:style>
    <style:style style:name="P51" style:family="paragraph" style:parent-style-name="Standard">
      <style:text-properties fo:color="#00a933" loext:opacity="100%" officeooo:rsid="001d5d10" officeooo:paragraph-rsid="001d5d10"/>
    </style:style>
    <style:style style:name="P52" style:family="paragraph" style:parent-style-name="Standard">
      <style:text-properties fo:color="#000000" loext:opacity="100%" style:font-name="Calibri Light" officeooo:rsid="00257e9f" officeooo:paragraph-rsid="001cb542"/>
    </style:style>
    <style:style style:name="P53" style:family="paragraph" style:parent-style-name="Standard">
      <style:paragraph-properties fo:line-height="100%"/>
      <style:text-properties fo:font-size="11pt" officeooo:rsid="0019d5ca" officeooo:paragraph-rsid="00187947" style:font-size-asian="11pt" style:font-size-complex="11pt"/>
    </style:style>
    <style:style style:name="P54" style:family="paragraph" style:parent-style-name="Standard">
      <style:text-properties officeooo:paragraph-rsid="002be2ce"/>
    </style:style>
    <style:style style:name="T1" style:family="text">
      <style:text-properties officeooo:rsid="00187947"/>
    </style:style>
    <style:style style:name="T2" style:family="text">
      <style:text-properties fo:font-weight="bold" officeooo:rsid="00187947" style:font-weight-asian="bold" style:font-weight-complex="bold"/>
    </style:style>
    <style:style style:name="T3" style:family="text">
      <style:text-properties fo:font-size="11pt" officeooo:rsid="00187947" style:font-size-asian="11pt" style:font-size-complex="11pt"/>
    </style:style>
    <style:style style:name="T4" style:family="text">
      <style:text-properties officeooo:rsid="001b8674"/>
    </style:style>
    <style:style style:name="T5" style:family="text">
      <style:text-properties fo:color="#000000" loext:opacity="100%" officeooo:rsid="001cb542"/>
    </style:style>
    <style:style style:name="T6" style:family="text">
      <style:text-properties fo:color="#000000" loext:opacity="100%" style:font-name="Calibri Light" officeooo:rsid="0023e8b7"/>
    </style:style>
    <style:style style:name="T7" style:family="text">
      <style:text-properties fo:color="#000000" loext:opacity="100%" style:font-name="Calibri Light" officeooo:rsid="00257e9f"/>
    </style:style>
    <style:style style:name="T8" style:family="text">
      <style:text-properties fo:color="#00a933" loext:opacity="100%"/>
    </style:style>
    <style:style style:name="T9" style:family="text">
      <style:text-properties fo:color="#00a933" loext:opacity="100%" fo:language="en" fo:country="US"/>
    </style:style>
    <style:style style:name="T10" style:family="text">
      <style:text-properties officeooo:rsid="001cb542"/>
    </style:style>
    <style:style style:name="T11" style:family="text">
      <style:text-properties officeooo:rsid="001d5d10"/>
    </style:style>
    <style:style style:name="T12" style:family="text">
      <style:text-properties officeooo:rsid="001dc845"/>
    </style:style>
    <style:style style:name="T13" style:family="text">
      <style:text-properties officeooo:rsid="001e8340"/>
    </style:style>
    <style:style style:name="T14" style:family="text">
      <style:text-properties officeooo:rsid="001f971b"/>
    </style:style>
    <style:style style:name="T15" style:family="text">
      <style:text-properties officeooo:rsid="002093f3"/>
    </style:style>
    <style:style style:name="T16" style:family="text">
      <style:text-properties style:font-name="Calibri Light" officeooo:rsid="001dc845"/>
    </style:style>
    <style:style style:name="T17" style:family="text">
      <style:text-properties style:font-name="Calibri Light" officeooo:rsid="001f971b"/>
    </style:style>
    <style:style style:name="T18" style:family="text">
      <style:text-properties style:font-name="Calibri Light" officeooo:rsid="001cb542"/>
    </style:style>
    <style:style style:name="T19" style:family="text">
      <style:text-properties style:font-name="Calibri Light" officeooo:rsid="001e2cbf"/>
    </style:style>
    <style:style style:name="T20" style:family="text">
      <style:text-properties style:font-name="Calibri Light" officeooo:rsid="002093f3"/>
    </style:style>
    <style:style style:name="T21" style:family="text">
      <style:text-properties style:font-name="Calibri Light" officeooo:rsid="0023e8b7"/>
    </style:style>
    <style:style style:name="T22" style:family="text">
      <style:text-properties style:font-name="Calibri Light" officeooo:rsid="00257e9f"/>
    </style:style>
    <style:style style:name="T23" style:family="text">
      <style:text-properties style:font-name="Calibri Light" officeooo:rsid="00276b1c"/>
    </style:style>
    <style:style style:name="T24" style:family="text">
      <style:text-properties style:font-name="Calibri Light" officeooo:rsid="00279eaa"/>
    </style:style>
    <style:style style:name="T25" style:family="text">
      <style:text-properties style:font-name="Calibri Light" officeooo:rsid="001dbe82"/>
    </style:style>
    <style:style style:name="T26" style:family="text">
      <style:text-properties style:font-name="Calibri Light" officeooo:rsid="00290efc"/>
    </style:style>
    <style:style style:name="T27" style:family="text">
      <style:text-properties style:font-name="Calibri Light" officeooo:rsid="00291f8f"/>
    </style:style>
    <style:style style:name="T28" style:family="text">
      <style:text-properties officeooo:rsid="00279eaa"/>
    </style:style>
    <style:style style:name="T29" style:family="text">
      <style:text-properties officeooo:rsid="00290efc"/>
    </style:style>
    <style:style style:name="T30" style:family="text">
      <style:text-properties style:font-name="Calibri1" officeooo:rsid="00291f8f"/>
    </style:style>
    <style:style style:name="T31" style:family="text">
      <style:text-properties fo:language="en" fo:country="US"/>
    </style:style>
    <style:style style:name="T32" style:family="text">
      <style:text-properties officeooo:rsid="002be2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SISTEMA DI VOTO E SCRUTINIO ELETTRONICO</text:p>
      <text:h text:style-name="P38" text:outline-level="1">Introduzione</text:h>
      <text:p text:style-name="Standard"/>
      <text:h text:style-name="P42" text:outline-level="2">Autore</text:h>
      <text:p text:style-name="P54"><text:tab/><text:span text:style-name="T32">Daniel Bartolomei <text:s/>- <text:s text:c="2"/>Matricola: 922804</text:span></text:p>
      <text:p text:style-name="P54"/>
      <text:h text:style-name="P39" text:outline-level="2">Obiettivi</text:h>
      <text:h text:style-name="P39" text:outline-level="2"><text:span text:style-name="T31">Destinatari </text:span></text:h>
      <text:p text:style-name="Standard"><text:span text:style-name="T9"/></text:p>
      <text:h text:style-name="Heading_20_2" text:outline-level="2"><text:span text:style-name="T8">Scopo del sistema</text:span></text:h>
      <text:p text:style-name="Standard"><text:span text:style-name="T8"/></text:p>
      <text:p text:style-name="P35">Il sistema dovrà permettere la <text:span text:style-name="T14">partecipazione al diritto di voto attraverso una piattaforma elettronica, così adoperabile anche da remoto.</text:span></text:p>
      <text:p text:style-name="P36"><text:span text:style-name="T14">Per un utente amministratore sarà possibile poi scegliere le opportune modalità di voto e definizione del vincitore, mentre l’elettore potrà decidere se votare al proprio Seggio Elettorale </text:span><text:span text:style-name="T15">o da remoto, usufruendo strumenti per il riconoscimento dell’individuo (SPID).</text:span></text:p>
      <text:p text:style-name="Standard"/>
      <text:h text:style-name="P40" text:outline-level="2">Glossario </text:h>
      <text:p text:style-name="P6"/>
      <table:table table:name="Tabella1" table:style-name="Tabella1" table:template-name="Box List Green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25">Modalità di voto</text:p>
          </table:table-cell>
          <table:covered-table-cell/>
        </table:table-row>
        <table:table-row table:style-name="TableLine2441885789264">
          <table:table-cell table:style-name="Tabella1.A2" office:value-type="string">
            <text:p text:style-name="P7"><text:span text:style-name="T2">Voto Ordinale</text:span><text:span text:style-name="T1"> </text:span><text:span text:style-name="T3"><text:s/><text:tab/> <text:s text:c="5"/></text:span></text:p>
          </table:table-cell>
          <table:table-cell table:style-name="Tabella1.B2" office:value-type="string">
            <text:p text:style-name="P19">l’elettore deve ordinare i candidati (o gruppi/partiti) presenti nella scheda in <text:s/>base alle proprie preferenze.</text:p>
          </table:table-cell>
        </table:table-row>
        <table:table-row table:style-name="TableLine2441885790080">
          <table:table-cell table:style-name="Tabella1.A3" office:value-type="string">
            <text:p text:style-name="P8"><text:span text:style-name="T2">Voto Categorico</text:span><text:span text:style-name="T3"> </text:span><text:s text:c="3"/></text:p>
          </table:table-cell>
          <table:table-cell table:style-name="Tabella1.B3" office:value-type="string">
            <text:p text:style-name="P18">l’elettore inserisce una preferenza per candidato (o gruppo/partito).</text:p>
          </table:table-cell>
        </table:table-row>
        <table:table-row table:style-name="TableLine2441885791984">
          <table:table-cell table:style-name="Tabella1.A2" office:value-type="string">
            <text:p text:style-name="P14">Voto Categorico </text:p>
            <text:p text:style-name="P14">con Preferenze</text:p>
          </table:table-cell>
          <table:table-cell table:style-name="Tabella1.B2" office:value-type="string">
            <text:p text:style-name="P16"><text:span text:style-name="T1">l’elettore inserisce una preferenza per gruppo/partito e ha l</text:span><text:span text:style-name="T4">a </text:span><text:span text:style-name="T1">possibilità di <text:s text:c="2"/>indicare una o più preferenze tra i candidati del gruppo/partito selezionato <text:s text:c="5"/>(niente voto disgiunto).</text:span></text:p>
          </table:table-cell>
        </table:table-row>
        <table:table-row table:style-name="TableLine2441885779200">
          <table:table-cell table:style-name="Tabella1.A5" office:value-type="string">
            <text:p text:style-name="P15">Referendum </text:p>
          </table:table-cell>
          <table:table-cell table:style-name="Tabella1.B5" office:value-type="string">
            <text:p text:style-name="P20">consiste in una domanda fatta all’elettorato con la quale si chiede se si sia <text:s/>favorevoli o contrari a un determinato quesito.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able:table table:name="Tabella2" table:style-name="Tabella2" table:template-name="Box List Green">
        <table:table-column table:style-name="Tabella2.A"/>
        <table:table-column table:style-name="Tabella2.B"/>
        <table:table-row table:style-name="Tabella2.1">
          <table:table-cell table:style-name="Tabella2.A1" table:number-columns-spanned="2" office:value-type="string">
            <text:p text:style-name="P24">Modalità di definizione del vincitore nella procedura di voto</text:p>
          </table:table-cell>
          <table:covered-table-cell/>
        </table:table-row>
        <table:table-row table:style-name="Tabella2.1">
          <table:table-cell table:style-name="Tabella2.A2" office:value-type="string">
            <text:p text:style-name="P10">Maggioranza</text:p>
          </table:table-cell>
          <table:table-cell table:style-name="Tabella2.B2" office:value-type="string">
            <text:p text:style-name="P21">il vincitore è il candidato che ha ottenuto il maggior numero di voti.</text:p>
          </table:table-cell>
        </table:table-row>
        <table:table-row table:style-name="Tabella2.1">
          <table:table-cell table:style-name="Tabella2.A3" office:value-type="string">
            <text:p text:style-name="P10">Maggioranza assoluta</text:p>
          </table:table-cell>
          <table:table-cell table:style-name="Tabella2.B3" office:value-type="string">
            <text:p text:style-name="P21">il vincitore è il candidato che ha ottenuto la maggioranza assoluta dei <text:s/><text:tab/> <text:s text:c="3"/>voti, cioè il 50% + 1 dei voti espressi.</text:p>
          </table:table-cell>
        </table:table-row>
        <table:table-row table:style-name="Tabella2.1">
          <table:table-cell table:style-name="Tabella2.A2" office:value-type="string">
            <text:p text:style-name="P9">Referendum </text:p>
            <text:p text:style-name="P9">senza quorum</text:p>
          </table:table-cell>
          <table:table-cell table:style-name="Tabella2.B2" office:value-type="string">
            <text:p text:style-name="P21">si procede al conteggio dei voti indipendentemente se abbia <text:tab/> <text:tab/> <text:s text:c="3"/>partecipato o meno alla consultazione la maggioranza degli aventi diritto al voto.</text:p>
          </table:table-cell>
        </table:table-row>
        <table:table-row table:style-name="Tabella2.1">
          <table:table-cell table:style-name="Tabella2.A5" office:value-type="string">
            <text:p text:style-name="P9">Referendum </text:p>
            <text:p text:style-name="P9">con quorum</text:p>
          </table:table-cell>
          <table:table-cell table:style-name="Tabella2.B5" office:value-type="string">
            <text:p text:style-name="P21">si procede al conteggio dei voti espressi solo nel caso in cui abbia <text:tab/> <text:s text:c="3"/>partecipato alla consultazione la maggioranza degli aventi diritto al voto.</text:p>
          </table:table-cell>
        </table:table-row>
      </table:table>
      <text:p text:style-name="P33"/>
      <text:p text:style-name="P33"/>
      <text:p text:style-name="P33"/>
      <text:p text:style-name="P33"/>
      <table:table table:name="Tabella3" table:style-name="Tabella3" table:template-name="Box List Green">
        <table:table-column table:style-name="Tabella3.A"/>
        <table:table-column table:style-name="Tabella3.B"/>
        <text:soft-page-break/>
        <table:table-row table:style-name="TableLine2441885793072">
          <table:table-cell table:style-name="Tabella3.A1" table:number-columns-spanned="2" office:value-type="string">
            <text:p text:style-name="P26">Termini generali utilizzati</text:p>
          </table:table-cell>
          <table:covered-table-cell/>
        </table:table-row>
        <table:table-row table:style-name="TableLine2441885805040">
          <table:table-cell table:style-name="Tabella3.A2" office:value-type="string">
            <text:p text:style-name="P11">Referendum</text:p>
          </table:table-cell>
          <table:table-cell table:style-name="Tabella3.B2" office:value-type="string">
            <text:p text:style-name="P22">Istituto giuridico in virtù del quale il popolo viene chiamato alle urne per esprimersi su questioni istituzionali e politiche essenziali.</text:p>
          </table:table-cell>
        </table:table-row>
        <table:table-row table:style-name="TableLine2441885803952">
          <table:table-cell table:style-name="Tabella3.A3" office:value-type="string">
            <text:p text:style-name="P11">Quorum</text:p>
          </table:table-cell>
          <table:table-cell table:style-name="Tabella3.B3" office:value-type="string">
            <text:p text:style-name="P22">Il numero minimo indispensabile per la validità giuridica della deliberazione o della votazione di un’assemblea, di un consiglio, in elezioni o referendum.</text:p>
          </table:table-cell>
        </table:table-row>
        <table:table-row table:style-name="TableLine2441885811568">
          <table:table-cell table:style-name="Tabella3.A2" office:value-type="string">
            <text:p text:style-name="P11">Partito</text:p>
          </table:table-cell>
          <table:table-cell table:style-name="Tabella3.B2" office:value-type="string">
            <text:p text:style-name="P22">Gruppo organizzato volontariamente di individui dedicati con un’ideologia politica simile.</text:p>
          </table:table-cell>
        </table:table-row>
        <table:table-row table:style-name="TableLine2441885796064">
          <table:table-cell table:style-name="Tabella3.A3" office:value-type="string">
            <text:p text:style-name="P11">Seggio elettorale</text:p>
          </table:table-cell>
          <table:table-cell table:style-name="Tabella3.B3" office:value-type="string">
            <text:p text:style-name="P22">Indica sia il luogo in cui gli elettori si recano per votare sia l’in<text:span text:style-name="T13">sie</text:span>me delle persone preposte alla gestioni delle operazioni di voto.</text:p>
          </table:table-cell>
        </table:table-row>
        <table:table-row table:style-name="Tabella3.6">
          <table:table-cell table:style-name="Tabella3.A6" office:value-type="string">
            <text:p text:style-name="P12">Tessera elettorale</text:p>
          </table:table-cell>
          <table:table-cell table:style-name="Tabella3.B6" office:value-type="string">
            <text:p text:style-name="P17">La tessera elettorale è un documento ufficiale tramite il quale i cittadini dello Stato italiano possono partecipare al diritto del voto.</text:p>
          </table:table-cell>
        </table:table-row>
        <table:table-row table:style-name="Tabella3.6">
          <table:table-cell table:style-name="Tabella3.A3" office:value-type="string">
            <text:p text:style-name="P31">AgID</text:p>
          </table:table-cell>
          <table:table-cell table:style-name="Tabella3.B3" office:value-type="string">
            <text:p text:style-name="P30">Agenzia per l'Italia digitale è una agenzia pubblica italiana che svolge le funzioni ed i compiti ad essa attribuiti dalla legge al fine di perseguire il massimo livello di innovazione tecnologica nell'organizzazione e nello sviluppo della pubblica amministrazione e al servizio dei cittadini e delle imprese, nel rispetto dei principi di legalità, imparzialità e trasparenza e secondo criteri di efficienza, economicità ed efficacia.</text:p>
          </table:table-cell>
        </table:table-row>
        <table:table-row table:style-name="Tabella3.6">
          <table:table-cell table:style-name="Tabella3.A8" office:value-type="string">
            <text:p text:style-name="P13">SPID</text:p>
          </table:table-cell>
          <table:table-cell table:style-name="Tabella3.B8" office:value-type="string">
            <text:p text:style-name="P29">sistema unico di accesso con identità digitale ai servizi online della pubblica amministrazione italiana e dei privati aderenti.</text:p>
          </table:table-cell>
        </table:table-row>
      </table:table>
      <text:p text:style-name="P5"/>
      <text:h text:style-name="P38" text:outline-level="1">Descrizione generale</text:h>
      <text:h text:style-name="P39" text:outline-level="2">Caratteristiche del prodotto</text:h>
      <text:h text:style-name="P39" text:outline-level="2">Ambiente operativo </text:h>
      <text:h text:style-name="P39" text:outline-level="2">Documentazione per l’utente</text:h>
      <text:h text:style-name="P39" text:outline-level="2">Assunzioni, vincoli e dipendenze</text:h>
      <text:h text:style-name="P38" text:outline-level="1">Specifica dei requisiti </text:h>
      <text:p text:style-name="P1"/>
      <text:h text:style-name="P41" text:outline-level="2">Requisiti funzionali</text:h>
      <text:p text:style-name="P27"/>
      <text:h text:style-name="P43" text:outline-level="3">Requisiti utente</text:h>
      <text:p text:style-name="P27"/>
      <text:p text:style-name="P34"><text:tab/><text:span text:style-name="T10">1 </text:span><text:span text:style-name="T16">Un utente deve essere in grado di scegliere se sta accedendo al sistema come <text:tab/> <text:s/><text:tab/> <text:tab/> <text:s text:c="3"/>amministratore o elettore.</text:span></text:p>
      <text:p text:style-name="P34"><text:tab/><text:span text:style-name="T10">2 </text:span><text:span text:style-name="T16">Il sistema deve garantire che un elettore possa </text:span><text:span text:style-name="T20">partecipare al diritto di voto da remoto</text:span><text:span text:style-name="T16"> o <text:s/><text:tab/> <text:s text:c="3"/>recandosi al proprio Seggio Elettorale.</text:span></text:p>
      <text:p text:style-name="Standard"><text:tab/><text:span text:style-name="T12">3</text:span><text:span text:style-name="T10"> </text:span><text:span text:style-name="T16">Il sistema deve permettere all’eventuale elettore che accede in modalità remota di <text:tab/><text:tab/> <text:s text:c="3"/>effettuare procedure di riconoscimento prima del voto.</text:span></text:p>
      <text:p text:style-name="Standard"><text:tab/><text:span text:style-name="T12">4 </text:span><text:span text:style-name="T17">Il sistema deve garantire all’utente amministratore di scegliere tra le varie modalità di <text:tab/><text:tab/> <text:s text:c="3"/>votazione e di definizione del vincitore.</text:span></text:p>
      <text:p text:style-name="Standard"><text:tab/><text:span text:style-name="T12">5 </text:span><text:span text:style-name="T20">Il sistema deve poter stabilire un vincitore e fornire indicazioni sul risultato.</text:span></text:p>
      <text:p text:style-name="Standard"><text:tab/><text:span text:style-name="T12">6</text:span><text:span text:style-name="T10"> </text:span><text:span text:style-name="T16">Il sistema non deve in nessun modo influenzare il voto dell’elettore.</text:span><text:span text:style-name="T18"> </text:span></text:p>
      <text:p text:style-name="Standard"><text:tab/><text:span text:style-name="T10">7 </text:span><text:span text:style-name="T19">In caso di </text:span><text:span text:style-name="T17">votazione con maggioranza assoluta, se dovesse presentarsi un risultato di parità <text:s/><text:tab/> <text:s text:c="2"/>tra due o più candidati, si dovrà tenere un un nuovo turno di votazioni tra coloro che si <text:s/><text:tab/> <text:s text:c="2"/>sono ritrovati in situazione di parità in maggioranza.</text:span></text:p>
      <text:p text:style-name="Standard"><text:span text:style-name="T17"/></text:p>
      <text:h text:style-name="P43" text:outline-level="3"><text:soft-page-break/>User stories</text:h>
      <text:p text:style-name="P27"/>
      <text:p text:style-name="P27"><text:tab/><text:span text:style-name="T10">1 </text:span><text:span text:style-name="T20">Come utente voglio essere in grado di votare sia da remoto che in presenza nel mio <text:tab/> <text:s/><text:tab/> <text:s text:c="3"/>Seggio Elettorale.</text:span></text:p>
      <text:p text:style-name="P2"><text:tab/>2 <text:span text:style-name="T20">Come amministratore voglio poter stabilire la tipologia di votazione e definizione di <text:tab/> <text:s/><text:tab/> <text:s text:c="3"/>vincitore tramite il sistema.</text:span></text:p>
      <text:p text:style-name="P2"><text:tab/>3 <text:span text:style-name="T21">Come utente voglio poter utilizzare il mio SPID per la procedura di riconoscimento da <text:tab/> <text:s/><text:tab/> <text:s text:c="3"/>remoto.</text:span></text:p>
      <text:p text:style-name="P2"/>
      <text:p text:style-name="P2"/>
      <text:h text:style-name="P43" text:outline-level="3">Requisiti di sistema</text:h>
      <text:p text:style-name="P27"/>
      <text:p text:style-name="P27"><text:tab/><text:span text:style-name="T10">1 </text:span><text:span text:style-name="T24">L’interfaccia del sistema deve permettere la scelta tra amministratore e elettore </text:span><text:span text:style-name="T26">quando si <text:tab/> <text:s text:c="3"/>accede.</text:span></text:p>
      <text:p text:style-name="P27"><text:span text:style-name="T29"><text:tab/><text:tab/>1.1 </text:span><text:span text:style-name="T26">Se si accede come amministratore sarà necessaria una autenticazione.</text:span></text:p>
      <text:p text:style-name="P27"><text:tab/><text:tab/><text:span text:style-name="T29">1.2 </text:span><text:span text:style-name="T26">Se si accede come elettore l’utente deve procedere al riconoscimento della sua <text:tab/><text:tab/> <text:s text:c="6"/>identità (SPID).</text:span></text:p>
      <text:p text:style-name="P3"><text:tab/>2 <text:span text:style-name="T26">Il sistema deve permettere ad un utente amministratore di scegliere la modalità di voto e</text:span></text:p>
      <text:p text:style-name="P49"><text:tab/> <text:s text:c="3"/>definizione del vincitore tramite un apposito menu.</text:p>
      <text:p text:style-name="P37"><text:span text:style-name="T10"><text:tab/>3 </text:span><text:span text:style-name="T26">L’interfaccia di voto per l’utente elettore </text:span><text:span text:style-name="T27">deve permettere all’utente di esprimere la <text:s/><text:tab/> <text:tab/> <text:s text:c="3"/>propria volontà di voto, che sia scheda bianca o la scelta di uno dei candidati.</text:span></text:p>
      <text:p text:style-name="P37"><text:span text:style-name="T27"><text:tab/><text:tab/></text:span><text:span text:style-name="T30">3.1</text:span><text:span text:style-name="T27"> Inoltre l’interfaccia deve evitare che creino situazioni in cui vengano violate le <text:s/><text:tab/><text:tab/> <text:s text:c="6"/>norme di votazione.</text:span></text:p>
      <text:p text:style-name="Standard"/>
      <text:h text:style-name="P39" text:outline-level="2">Requisiti di interfacce esterne</text:h>
      <text:h text:style-name="P44" text:outline-level="3">Interfacce utente</text:h>
      <text:h text:style-name="P44" text:outline-level="3">Interfacce software</text:h>
      <text:h text:style-name="P44" text:outline-level="3">Interfacce hardware</text:h>
      <text:h text:style-name="P44" text:outline-level="3">Interfacce di comunicazione</text:h>
      <text:p text:style-name="P1"/>
      <text:h text:style-name="P39" text:outline-level="2">Requisiti non funzionali</text:h>
      <text:p text:style-name="P1"/>
      <text:h text:style-name="P45" text:outline-level="3">Requisiti di usabilità</text:h>
      <text:p text:style-name="P28"/>
      <text:p text:style-name="P28"><text:tab/><text:span text:style-name="T11">1 </text:span><text:span text:style-name="T23">Un utente amministratore deve essere in grado di utilizzare in modo corretto il sistema <text:tab/> <text:s text:c="3"/>dopo 2 ore di pratica.</text:span></text:p>
      <text:p text:style-name="P4"><text:tab/>2 <text:span text:style-name="T23">Un utente elettore dovrebbe essere in grado di utilizzare in modo corrett</text:span><text:span text:style-name="T24">o</text:span><text:span text:style-name="T23"> il sistema, da <text:tab/> <text:s text:c="3"/>remoto e non, con qualche piccola indicazione </text:span><text:span text:style-name="T24">ausiliaria.</text:span></text:p>
      <text:p text:style-name="P4"/>
      <text:h text:style-name="P45" text:outline-level="3">Requisiti di portabilità</text:h>
      <text:p text:style-name="P28"/>
      <text:p text:style-name="P28"><text:tab/><text:span text:style-name="T11">1 </text:span><text:span text:style-name="T27">Il sistema deve poter essere utilizzabile da diversi browser e sistemi operativi.</text:span></text:p>
      <text:p text:style-name="P28"/>
      <text:h text:style-name="P46" text:outline-level="3"><text:soft-page-break/>Requisiti di sviluppo</text:h>
      <text:h text:style-name="P47" text:outline-level="3">Requisiti di prestazione</text:h>
      <text:h text:style-name="P44" text:outline-level="3">Attributi di qualità del software</text:h>
      <text:p text:style-name="P1"/>
      <text:h text:style-name="P45" text:outline-level="3">Requisiti normativi</text:h>
      <text:p text:style-name="P51"/>
      <text:p text:style-name="P28"><text:tab/><text:span text:style-name="T11">1 </text:span><text:span text:style-name="T25">AgID </text:span><text:span text:style-name="T24">fornisce le normative per il sistema.</text:span></text:p>
      <text:p text:style-name="P28"><text:tab/><text:span text:style-name="T28">2 </text:span><text:span text:style-name="T24">Un elettore può esprimere il suo voto solo una volta per votazione.</text:span></text:p>
      <text:p text:style-name="P28"/>
      <text:h text:style-name="P44" text:outline-level="3">Requisiti di sicurezza </text:h>
      <text:p text:style-name="P1"/>
      <text:p text:style-name="Standard"><text:span text:style-name="T8"><text:tab/></text:span><text:span text:style-name="T5">1 </text:span><text:span text:style-name="T6">Un utente deve aver superato le procedure di riconoscimento prima di poter partecipare <text:tab/> <text:s text:c="3"/>al suo diritto di voto </text:span><text:span text:style-name="T7">o accedere come amministratore</text:span><text:span text:style-name="T6">, un metodo valido di <text:tab/> <text:tab/> <text:tab/> <text:s text:c="3"/>riconoscimento è l’utilizzo del proprio SPID in combinazione con il numero della propria <text:s text:c="4"/><text:tab/> <text:s text:c="3"/></text:span><text:span text:style-name="T7">t</text:span><text:span text:style-name="T6">essera elettorale.</text:span></text:p>
      <text:p text:style-name="P23"><text:tab/>2 <text:span text:style-name="T22">L’accesso ad una votazione non deve essere permesso a utenti elettori che hanno già <text:tab/> <text:tab/> <text:s text:c="3"/>espresso il loro voto nella stessa votazione.</text:span></text:p>
      <text:p text:style-name="P23"><text:tab/>3 <text:span text:style-name="T22">Il sistema deve garantire l’anonimato dell’utente in tutte le fasi della votazione successive <text:s/><text:tab/> <text:s text:c="3"/>al suo riconoscimento.</text:span></text:p>
      <text:p text:style-name="P52"><text:tab/>4 Il software deve prevedere un sistema di auditing per la verifica del corretto <text:tab/><text:tab/><text:tab/> <text:s text:c="3"/>funzionamento dell’applicazione.</text:p>
      <text:p text:style-name="P52"><text:tab/></text:p>
      <text:p text:style-name="P23"/>
      <text:p text:style-name="P1"/>
      <text:h text:style-name="P38" text:outline-level="1">Appendice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it" fo:country="IT" style:letter-kerning="false" style:font-name-asian="Calibri3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it" fo:country="IT" style:letter-kerning="false" style:font-name-asian="Calibri3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1" fo:font-family="'Calibri Light'" style:font-family-generic="roman" style:font-pitch="variable" fo:font-size="13pt" style:font-name-asian="Calibri3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1" fo:font-family="'Calibri Light'" style:font-family-generic="roman" style:font-pitch="variable" style:font-name-asian="Calibri3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1" fo:font-family="'Calibri Light'" style:font-family-generic="roman" style:font-pitch="variable" fo:font-style="italic" style:font-name-asian="Calibri3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1" fo:font-family="'Calibri Light'" style:font-family-generic="roman" style:font-pitch="variable" style:font-name-asian="Calibri3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1" fo:font-family="'Calibri Light'" style:font-family-generic="roman" style:font-pitch="variable" style:font-name-asian="Calibri3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1" fo:font-family="'Calibri Light'" style:font-family-generic="roman" style:font-pitch="variable" fo:font-style="italic" style:font-name-asian="Calibri3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1" fo:font-family="'Calibri Light'" style:font-family-generic="roman" style:font-pitch="variable" fo:font-size="10.5pt" style:font-name-asian="Calibri3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1" fo:font-family="'Calibri Light'" style:font-family-generic="roman" style:font-pitch="variable" fo:font-size="10.5pt" fo:font-style="italic" style:font-name-asian="Calibri3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default-outline-level="" style:class="extra">
      <loext:graphic-properties draw:fill="none" draw:fill-color="#729fcf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000000" loext:opacity="100%" style:text-outline="false" style:text-line-through-style="none" style:text-line-through-type="none" style:font-name="Calibri2" fo:font-family="Calibri" style:font-family-generic="swiss" style:font-pitch="variable" fo:font-size="11pt" fo:font-style="normal" fo:text-shadow="none" style:text-underline-style="none" fo:font-weight="normal" officeooo:rsid="001dbe8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2f5496" loext:opacity="100%" style:font-name="Calibri Light1" fo:font-family="'Calibri Light'" style:font-family-generic="roman" style:font-pitch="variable" fo:font-size="16pt" style:font-name-asian="Calibri3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olo_20_2_20_Carattere" style:display-name="Titolo 2 Carattere" style:family="text" style:parent-style-name="Default_20_Paragraph_20_Font">
      <style:text-properties fo:color="#2f5496" loext:opacity="100%" style:font-name="Calibri Light1" fo:font-family="'Calibri Light'" style:font-family-generic="roman" style:font-pitch="variable" fo:font-size="13pt" style:font-name-asian="Calibri3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itolo_20_3_20_Carattere" style:display-name="Titolo 3 Carattere" style:family="text" style:parent-style-name="Default_20_Paragraph_20_Font">
      <style:text-properties fo:color="#1f3763" loext:opacity="100%" style:font-name="Calibri Light1" fo:font-family="'Calibri Light'" style:font-family-generic="roman" style:font-pitch="variable" style:font-name-asian="Calibri3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olo_20_4_20_Carattere" style:display-name="Titolo 4 Carattere" style:family="text" style:parent-style-name="Default_20_Paragraph_20_Font">
      <style:text-properties fo:color="#2f5496" loext:opacity="100%" style:font-name="Calibri Light1" fo:font-family="'Calibri Light'" style:font-family-generic="roman" style:font-pitch="variable" fo:font-style="italic" style:font-name-asian="Calibri3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itolo_20_5_20_Carattere" style:display-name="Titolo 5 Carattere" style:family="text" style:parent-style-name="Default_20_Paragraph_20_Font">
      <style:text-properties fo:color="#2f5496" loext:opacity="100%" style:font-name="Calibri Light1" fo:font-family="'Calibri Light'" style:font-family-generic="roman" style:font-pitch="variable" style:font-name-asian="Calibri3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olo_20_6_20_Carattere" style:display-name="Titolo 6 Carattere" style:family="text" style:parent-style-name="Default_20_Paragraph_20_Font">
      <style:text-properties fo:color="#1f3763" loext:opacity="100%" style:font-name="Calibri Light1" fo:font-family="'Calibri Light'" style:font-family-generic="roman" style:font-pitch="variable" style:font-name-asian="Calibri3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olo_20_7_20_Carattere" style:display-name="Titolo 7 Carattere" style:family="text" style:parent-style-name="Default_20_Paragraph_20_Font">
      <style:text-properties fo:color="#1f3763" loext:opacity="100%" style:font-name="Calibri Light1" fo:font-family="'Calibri Light'" style:font-family-generic="roman" style:font-pitch="variable" fo:font-style="italic" style:font-name-asian="Calibri3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itolo_20_8_20_Carattere" style:display-name="Titolo 8 Carattere" style:family="text" style:parent-style-name="Default_20_Paragraph_20_Font">
      <style:text-properties fo:color="#272727" loext:opacity="100%" style:font-name="Calibri Light1" fo:font-family="'Calibri Light'" style:font-family-generic="roman" style:font-pitch="variable" fo:font-size="10.5pt" style:font-name-asian="Calibri3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itolo_20_9_20_Carattere" style:display-name="Titolo 9 Carattere" style:family="text" style:parent-style-name="Default_20_Paragraph_20_Font">
      <style:text-properties fo:color="#272727" loext:opacity="100%" style:font-name="Calibri Light1" fo:font-family="'Calibri Light'" style:font-family-generic="roman" style:font-pitch="variable" fo:font-size="10.5pt" fo:font-style="italic" style:font-name-asian="Calibri3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Testo_20_fumetto_20_Carattere" style:display-name="Testo fumetto Carattere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Green.1" style:display-name="Box List Green.1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 style:data-style-name="N1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 style:data-style-name="N1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 style:data-style-name="N1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 style:data-style-name="N1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 style:data-style-name="N1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 style:data-style-name="N1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 style:data-style-name="N1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 style:data-style-name="N1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hiara Braghin</meta:initial-creator>
    <meta:editing-cycles>75</meta:editing-cycles>
    <meta:creation-date>2020-12-14T12:38:00</meta:creation-date>
    <dc:date>2021-10-22T15:12:32.689000000</dc:date>
    <meta:editing-duration>PT3H26M51S</meta:editing-duration>
    <meta:generator>LibreOffice/7.2.2.2$Windows_X86_64 LibreOffice_project/02b2acce88a210515b4a5bb2e46cbfb63fe97d56</meta:generator>
    <meta:document-statistic meta:table-count="3" meta:image-count="0" meta:object-count="0" meta:page-count="4" meta:paragraph-count="97" meta:word-count="1016" meta:character-count="6894" meta:non-whitespace-character-count="5769"/>
    <meta:user-defined meta:name="AppVersion">16.0000</meta:user-defined>
    <meta:template xlink:type="simple" xlink:actuate="onRequest" xlink:title="Normal.dotm" xlink:href=""/>
  </office:meta>
</office:document-meta>
</file>